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Trebuchet MS'" style:font-family-asian="'Trebuchet MS'" style:font-family-complex="'Trebuchet MS'" fo:background-color="transparent" style:use-window-font-color="true"/>
    </style:style>
    <style:style style:name="T15" style:family="text">
      <style:text-properties fo:font-size="12.00pt" fo:font-weight="bold" fo:font-family="'Trebuchet MS'" style:font-family-asian="'Trebuchet MS'" style:font-family-complex="'Trebuchet MS'" fo:background-color="transparent" fo:color="#000000"/>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Trebuchet MS'" style:font-family-asian="'Trebuchet MS'" style:font-family-complex="'Trebuchet MS'" fo:background-color="transparent" fo:color="#000000"/>
    </style:style>
    <style:style style:name="T19" style:family="text">
      <style:text-properties fo:font-size="12.00pt" fo:font-weight="normal" fo:font-family="'Trebuchet MS'" style:font-family-asian="'Trebuchet MS'" style:font-family-complex="'Trebuchet MS'"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Trebuchet MS'" style:font-family-asian="'Trebuchet MS'" style:font-family-complex="'Trebuchet MS'" fo:background-color="transparent" fo:color="#000000"/>
    </style:style>
    <style:style style:name="T22" style:family="text">
      <style:text-properties fo:font-size="12.00pt" fo:font-weight="normal" fo:font-family="'Trebuchet MS'" style:font-family-asian="'Trebuchet MS'" style:font-family-complex="'Trebuchet MS'"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rebuchet MS'" style:font-family-asian="'Trebuchet MS'" style:font-family-complex="'Trebuchet MS'"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rebuchet MS'" style:font-family-asian="'Trebuchet MS'" style:font-family-complex="'Trebuchet MS'"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rebuchet MS'" style:font-family-asian="'Trebuchet MS'" style:font-family-complex="'Trebuchet MS'"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bold" fo:font-family="'Trebuchet MS'" style:font-family-asian="'Trebuchet MS'" style:font-family-complex="'Trebuchet MS'" fo:background-color="transparent" style:use-window-font-color="true"/>
    </style:style>
    <style:style style:name="T31" style:family="text">
      <style:text-properties fo:font-size="12.00pt" fo:font-weight="normal" fo:font-family="'Trebuchet MS'" style:font-family-asian="'Trebuchet MS'" style:font-family-complex="'Trebuchet MS'"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rebuchet MS'" style:font-family-asian="'Trebuchet MS'" style:font-family-complex="'Trebuchet MS'"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2.00pt" fo:font-weight="normal" fo:font-family="'Trebuchet MS'" style:font-family-asian="'Trebuchet MS'" style:font-family-complex="'Trebuchet MS'" fo:background-color="transparent" style:use-window-font-color="true"/>
    </style:style>
    <style:style style:name="T36" style:family="text">
      <style:text-properties fo:font-size="12.00pt" fo:font-weight="normal" fo:font-family="'Trebuchet MS'" style:font-family-asian="'Trebuchet MS'" style:font-family-complex="'Trebuchet MS'" fo:background-color="transparent" style:use-window-font-color="true"/>
    </style:style>
    <style:style style:name="T37" style:family="text">
      <style:text-properties fo:font-size="12.00pt" fo:font-weight="normal" fo:font-family="'Trebuchet MS'" style:font-family-asian="'Trebuchet MS'" style:font-family-complex="'Trebuchet MS'" fo:background-color="transparent" style:use-window-font-color="true"/>
    </style:style>
    <style:style style:name="T38" style:family="text">
      <style:text-properties fo:font-size="12.00pt" fo:font-weight="normal" fo:font-family="'Trebuchet MS'" style:font-family-asian="'Trebuchet MS'" style:font-family-complex="'Trebuchet M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Trebuchet MS'" style:font-family-asian="'Trebuchet MS'" style:font-family-complex="'Trebuchet MS'"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Trebuchet MS'" style:font-family-asian="'Trebuchet MS'" style:font-family-complex="'Trebuchet MS'" fo:background-color="transparent" style:use-window-font-color="true"/>
    </style:style>
    <style:style style:name="T43" style:family="text">
      <style:text-properties fo:font-size="12.00pt" fo:font-weight="normal" fo:font-family="'Trebuchet MS'" style:font-family-asian="'Trebuchet MS'" style:font-family-complex="'Trebuchet M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4.00pt" fo:font-weight="bold" fo:font-family="'Trebuchet MS'" style:font-family-asian="'Trebuchet MS'" style:font-family-complex="'Trebuchet MS'" fo:background-color="transparent" style:use-window-font-color="true"/>
    </style:style>
    <style:style style:name="T46" style:family="text">
      <style:text-properties fo:font-size="13.00pt" fo:font-weight="bold"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Trebuchet MS'" style:font-family-asian="'Trebuchet MS'" style:font-family-complex="'Trebuchet M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rebuchet MS'" style:font-family-asian="'Trebuchet MS'" style:font-family-complex="'Trebuchet M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rebuchet MS'" style:font-family-asian="'Trebuchet MS'" style:font-family-complex="'Trebuchet M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rebuchet MS'" style:font-family-asian="'Trebuchet MS'" style:font-family-complex="'Trebuchet M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rebuchet MS'" style:font-family-asian="'Trebuchet MS'" style:font-family-complex="'Trebuchet M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Trebuchet MS'" style:font-family-asian="'Trebuchet MS'" style:font-family-complex="'Trebuchet MS'"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3.00pt" fo:font-weight="bold"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Trebuchet MS'" style:font-family-asian="'Trebuchet MS'" style:font-family-complex="'Trebuchet MS'"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rebuchet MS'" style:font-family-asian="'Trebuchet MS'" style:font-family-complex="'Trebuchet MS'"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rebuchet MS'" style:font-family-asian="'Trebuchet MS'" style:font-family-complex="'Trebuchet MS'"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rebuchet MS'" style:font-family-asian="'Trebuchet MS'" style:font-family-complex="'Trebuchet MS'"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Trebuchet MS'" style:font-family-asian="'Trebuchet MS'" style:font-family-complex="'Trebuchet MS'"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Trebuchet MS'" style:font-family-asian="'Trebuchet MS'" style:font-family-complex="'Trebuchet MS'"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Trebuchet MS'" style:font-family-asian="'Trebuchet MS'" style:font-family-complex="'Trebuchet MS'"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rebuchet MS'" style:font-family-asian="'Trebuchet MS'" style:font-family-complex="'Trebuchet MS'"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3.00pt" fo:font-weight="bold" fo:font-family="Arial" style:font-family-asian="Arial" style:font-family-complex="Arial" fo:background-color="transparent" style:use-window-font-color="true"/>
    </style:style>
    <style:style style:name="T79" style:family="text">
      <style:text-properties fo:font-size="12.00pt" fo:font-weight="normal" fo:font-family="'Trebuchet MS'" style:font-family-asian="'Trebuchet MS'" style:font-family-complex="'Trebuchet MS'"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fo:font-family="'Trebuchet MS'" style:font-family-asian="'Trebuchet MS'" style:font-family-complex="'Trebuchet MS'" fo:background-color="transparent" style:use-window-font-color="true"/>
    </style:style>
    <style:style style:name="T82" style:family="text">
      <style:text-properties fo:font-size="13.00pt" fo:font-weight="bold" fo:font-family="Arial" style:font-family-asian="Arial" style:font-family-complex="Arial" fo:background-color="transparent" style:use-window-font-color="true"/>
    </style:style>
    <style:style style:name="T83" style:family="text">
      <style:text-properties fo:font-size="12.00pt" fo:font-weight="normal" fo:font-family="'Trebuchet MS'" style:font-family-asian="'Trebuchet MS'" style:font-family-complex="'Trebuchet MS'"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rebuchet MS'" style:font-family-asian="'Trebuchet MS'" style:font-family-complex="'Trebuchet MS'"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3.00pt" fo:font-weight="bold" fo:font-family="Arial" style:font-family-asian="Arial" style:font-family-complex="Arial" fo:background-color="transparent" style:use-window-font-color="true"/>
    </style:style>
    <style:style style:name="T88" style:family="text">
      <style:text-properties fo:font-size="12.00pt" fo:font-weight="bold" fo:font-family="'Trebuchet MS'" style:font-family-asian="'Trebuchet MS'" style:font-family-complex="'Trebuchet MS'" fo:background-color="transparent" fo:color="#000000"/>
    </style:style>
    <style:style style:name="T89" style:family="text">
      <style:text-properties fo:font-size="12.00pt" fo:font-weight="normal" fo:font-family="'Trebuchet MS'" style:font-family-asian="'Trebuchet MS'" style:font-family-complex="'Trebuchet MS'"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4.00pt" fo:font-weight="bold" fo:font-family="'Trebuchet MS'" style:font-family-asian="'Trebuchet MS'" style:font-family-complex="'Trebuchet MS'" fo:background-color="transparent" style:use-window-font-color="true"/>
    </style:style>
    <style:style style:name="T92" style:family="text">
      <style:text-properties fo:font-size="13.00pt" fo:font-weight="bold" fo:font-family="Arial" style:font-family-asian="Arial" style:font-family-complex="Arial" fo:background-color="transparent" style:use-window-font-color="true"/>
    </style:style>
    <style:style style:name="T93" style:family="text">
      <style:text-properties fo:font-size="12.00pt" fo:font-weight="normal" fo:font-family="'Trebuchet MS'" style:font-family-asian="'Trebuchet MS'" style:font-family-complex="'Trebuchet MS'" fo:background-color="transparent" fo:color="#000000"/>
    </style:style>
    <style:style style:name="T94" style:family="text">
      <style:text-properties fo:font-size="12.00pt" fo:font-weight="normal" fo:font-family="'Trebuchet MS'" style:font-family-asian="'Trebuchet MS'" style:font-family-complex="'Trebuchet MS'" fo:background-color="transparent" fo:color="#000000"/>
    </style:style>
    <style:style style:name="T95"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00" fo:font-style="italic"/>
    </style:style>
    <style:style style:name="T96" style:family="text">
      <style:text-properties fo:font-size="12.00pt" fo:font-weight="normal" fo:font-family="'Trebuchet MS'" style:font-family-asian="'Trebuchet MS'" style:font-family-complex="'Trebuchet MS'" fo:background-color="transparent" fo:color="#000000"/>
    </style:style>
    <style:style style:name="T97"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00" fo:font-style="italic"/>
    </style:style>
    <style:style style:name="T98" style:family="text">
      <style:text-properties fo:font-size="12.00pt" fo:font-weight="normal" fo:font-family="'Trebuchet MS'" style:font-family-asian="'Trebuchet MS'" style:font-family-complex="'Trebuchet MS'" fo:background-color="transparent" fo:color="#000000"/>
    </style:style>
    <style:style style:name="T99"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00" fo:font-style="italic"/>
    </style:style>
    <style:style style:name="T100" style:family="text">
      <style:text-properties fo:font-size="12.00pt" fo:font-weight="normal" fo:font-family="'Trebuchet MS'" style:font-family-asian="'Trebuchet MS'" style:font-family-complex="'Trebuchet MS'" fo:background-color="transparent" fo:color="#000000"/>
    </style:style>
    <style:style style:name="T101" style:family="text">
      <style:text-properties fo:font-size="12.00pt" fo:font-weight="bold" fo:font-family="Fixedsys" style:font-family-asian="Fixedsys" style:font-family-complex="Fixedsys" fo:background-color="transparent" fo:color="#000000"/>
    </style:style>
    <style:style style:name="T102" style:family="text">
      <style:text-properties fo:font-size="11.00pt" fo:font-weight="bold" style:text-underline-mode="continuous" style:text-underline-type="single" style:text-underline-style="solid" style:text-underline-width="normal" fo:font-family="Fixedsys" style:font-family-asian="Fixedsys" style:font-family-complex="Fixedsys" fo:background-color="transparent" style:use-window-font-color="true" fo:font-style="italic"/>
    </style:style>
    <style:style style:name="T103" style:family="text">
      <style:text-properties fo:font-size="13.00pt" fo:font-weight="bold" fo:font-family="Arial" style:font-family-asian="Arial" style:font-family-complex="Arial" fo:background-color="transparent" style:use-window-font-color="true"/>
    </style:style>
    <style:style style:name="T104" style:family="text">
      <style:text-properties fo:font-size="12.00pt" fo:font-weight="normal" fo:font-family="'Trebuchet MS'" style:font-family-asian="'Trebuchet MS'" style:font-family-complex="'Trebuchet MS'" fo:background-color="transparent" fo:color="#000000"/>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4.00pt" fo:font-weight="bold" fo:font-family="'Trebuchet MS'" style:font-family-asian="'Trebuchet MS'" style:font-family-complex="'Trebuchet MS'" fo:background-color="transparent" style:use-window-font-color="true"/>
    </style:style>
    <style:style style:name="T107" style:family="text">
      <style:text-properties fo:font-size="12.00pt" fo:font-weight="normal" fo:font-family="'Trebuchet MS'" style:font-family-asian="'Trebuchet MS'" style:font-family-complex="'Trebuchet MS'" fo:background-color="transparent" fo:color="#000000"/>
    </style:style>
    <style:style style:name="T108" style:family="text">
      <style:text-properties fo:font-size="12.00pt" fo:font-weight="bold" fo:font-family="'Trebuchet MS'" style:font-family-asian="'Trebuchet MS'" style:font-family-complex="'Trebuchet MS'" fo:background-color="transparent" fo:color="#000000"/>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4.00pt" fo:font-weight="bold" fo:font-family="'Trebuchet MS'" style:font-family-asian="'Trebuchet MS'" style:font-family-complex="'Trebuchet MS'" fo:background-color="transparent" style:use-window-font-color="true"/>
    </style:style>
    <style:style style:name="T111" style:family="text">
      <style:text-properties fo:font-size="12.00pt" fo:font-weight="normal" fo:font-family="'Trebuchet MS'" style:font-family-asian="'Trebuchet MS'" style:font-family-complex="'Trebuchet MS'"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bold" fo:font-family="'Trebuchet MS'" style:font-family-asian="'Trebuchet MS'" style:font-family-complex="'Trebuchet MS'" fo:background-color="transparent" style:use-window-font-color="true"/>
    </style:style>
    <style:style style:name="T114" style:family="text">
      <style:text-properties fo:font-size="12.00pt" fo:font-weight="normal" fo:font-family="'Trebuchet MS'" style:font-family-asian="'Trebuchet MS'" style:font-family-complex="'Trebuchet MS'"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bold" fo:font-family="'Trebuchet MS'" style:font-family-asian="'Trebuchet MS'" style:font-family-complex="'Trebuchet MS'" fo:background-color="transparent" style:use-window-font-color="true"/>
    </style:style>
    <style:style style:name="T117" style:family="text">
      <style:text-properties fo:font-size="12.00pt" fo:font-weight="normal" fo:font-family="'Trebuchet MS'" style:font-family-asian="'Trebuchet MS'" style:font-family-complex="'Trebuchet MS'"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center"/>
    </style:style>
    <style:style style:name="P12" style:family="paragraph">
      <style:paragraph-properties fo:line-height="100.00%" fo:text-align="left"/>
    </style:style>
    <style:style style:name="P13" style:family="paragraph">
      <style:paragraph-properties fo:line-height="100.00%" fo:text-align="left" fo:margin-top="12.00pt" fo:margin-bottom="3.00pt"/>
    </style:style>
    <style:style style:name="P14" style:family="paragraph">
      <style:paragraph-properties fo:line-height="100.00%" fo:text-align="left" fo:margin-left="-0.75pt" fo:text-indent="-3.50pt">
        <style:tab-stops>
          <style:tab-stop style:position="415.35pt"/>
          <style:tab-stop style:position="3406.05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0.75pt" fo:text-indent="-3.50pt">
        <style:tab-stops>
          <style:tab-stop style:position="415.35pt"/>
          <style:tab-stop style:position="3406.05p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0.75pt" fo:text-indent="-3.50pt">
        <style:tab-stops>
          <style:tab-stop style:position="415.35pt"/>
          <style:tab-stop style:position="3406.05p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0.75pt" fo:text-indent="-3.50pt">
        <style:tab-stops>
          <style:tab-stop style:position="415.35pt"/>
          <style:tab-stop style:position="3406.05p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0.75pt" fo:text-indent="-3.50pt">
        <style:tab-stops>
          <style:tab-stop style:position="415.35pt"/>
          <style:tab-stop style:position="3406.05p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0.75pt" fo:text-indent="-3.50pt">
        <style:tab-stops>
          <style:tab-stop style:position="415.35pt"/>
          <style:tab-stop style:position="3406.05p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0.75pt" fo:text-indent="-3.50pt">
        <style:tab-stops>
          <style:tab-stop style:position="415.35pt"/>
          <style:tab-stop style:position="3406.05p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0.75pt" fo:text-indent="-3.50pt">
        <style:tab-stops>
          <style:tab-stop style:position="415.35pt"/>
          <style:tab-stop style:position="3406.05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0.75pt" fo:text-indent="-3.50pt">
        <style:tab-stops>
          <style:tab-stop style:position="415.35pt"/>
          <style:tab-stop style:position="3406.05p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0.75pt" fo:text-indent="-3.50pt">
        <style:tab-stops>
          <style:tab-stop style:position="415.35pt"/>
          <style:tab-stop style:position="3406.05p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0.75pt" fo:text-indent="-3.50pt">
        <style:tab-stops>
          <style:tab-stop style:position="415.35pt"/>
          <style:tab-stop style:position="3406.05pt"/>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0.75pt" fo:text-indent="-3.50pt">
        <style:tab-stops>
          <style:tab-stop style:position="415.35pt"/>
          <style:tab-stop style:position="3406.05pt"/>
        </style:tab-stops>
      </style:paragraph-properties>
    </style:style>
    <style:style style:name="P37" style:family="paragraph">
      <style:paragraph-properties fo:line-height="100.00%" fo:text-align="left"/>
    </style:style>
    <style:style style:name="P38" style:family="paragraph">
      <style:paragraph-properties fo:line-height="100.00%" fo:text-align="left" fo:margin-top="12.00pt" fo:margin-bottom="3.00pt"/>
    </style:style>
    <style:style style:name="P39" style:family="paragraph">
      <style:paragraph-properties fo:line-height="100.00%" fo:text-align="left"/>
    </style:style>
    <style:style style:name="P40" style:family="paragraph">
      <style:paragraph-properties fo:line-height="100.00%" fo:text-align="left" fo:margin-left="35.45pt" fo:text-indent="0.00pt"/>
    </style:style>
    <style:style style:name="P41" style:family="paragraph">
      <style:paragraph-properties fo:line-height="100.00%" fo:text-align="left"/>
    </style:style>
    <style:style style:name="P42" style:family="paragraph">
      <style:paragraph-properties fo:line-height="100.00%" fo:text-align="left" fo:margin-left="35.45pt" fo:text-indent="0.00pt"/>
    </style:style>
    <style:style style:name="P43" style:family="paragraph">
      <style:paragraph-properties fo:line-height="100.00%" fo:text-align="left"/>
    </style:style>
    <style:style style:name="P44" style:family="paragraph">
      <style:paragraph-properties fo:line-height="100.00%" fo:text-align="left" fo:margin-top="12.00pt" fo:margin-bottom="3.00pt"/>
    </style:style>
    <style:style style:name="P45" style:family="paragraph">
      <style:paragraph-properties fo:line-height="100.00%" fo:text-align="left"/>
    </style:style>
    <style:style style:name="P46" style:family="paragraph">
      <style:paragraph-properties fo:line-height="100.00%" fo:text-align="left" fo:margin-top="12.00pt" fo:margin-bottom="3.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00.00%" fo:text-align="left" fo:margin-left="-18.00pt" fo:text-indent="18.00pt"/>
    </style:style>
    <style:style style:name="P48" style:family="paragraph">
      <style:paragraph-properties fo:line-height="100.00%" fo:text-align="left"/>
    </style:style>
    <style:style style:name="P49" style:family="paragraph">
      <style:paragraph-properties fo:line-height="100.00%" fo:text-align="left" fo:margin-top="12.00pt" fo:margin-bottom="3.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00.00%" fo:text-align="left" fo:margin-left="-18.00pt" fo:text-indent="18.00pt" fo:margin-top="5.00pt"/>
    </style:style>
    <style:style style:name="P51" style:family="paragraph">
      <style:paragraph-properties fo:line-height="100.00%" fo:text-align="left"/>
    </style:style>
    <style:style style:name="P52" style:family="paragraph">
      <style:paragraph-properties fo:line-height="100.00%" fo:text-align="left" fo:margin-top="12.00pt" fo:margin-bottom="3.00pt"/>
    </style:style>
    <style:style style:name="P53" style:family="paragraph">
      <style:paragraph-properties fo:line-height="100.00%" fo:text-align="left" fo:margin-top="5.00pt"/>
    </style:style>
    <style:style style:name="P54" style:family="paragraph">
      <style:paragraph-properties fo:line-height="100.00%" fo:text-align="left" fo:margin-top="12.00pt" fo:margin-bottom="3.00pt"/>
    </style:style>
    <style:style style:name="P55" style:family="paragraph">
      <style:paragraph-properties fo:line-height="100.00%" fo:text-align="left" fo:margin-top="5.00pt"/>
    </style:style>
    <style:style style:name="P56" style:family="paragraph">
      <style:paragraph-properties fo:line-height="100.00%" fo:text-align="left"/>
    </style:style>
    <style:style style:name="P57" style:family="paragraph">
      <style:paragraph-properties fo:line-height="100.00%" fo:text-align="left" fo:margin-top="5.00pt"/>
    </style:style>
    <style:style style:name="P58" style:family="paragraph">
      <style:paragraph-properties fo:line-height="100.00%" fo:text-align="left"/>
    </style:style>
    <style:style style:name="P59" style:family="paragraph">
      <style:paragraph-properties fo:line-height="100.00%" fo:text-align="left" fo:margin-top="5.00pt"/>
    </style:style>
    <style:style style:name="P60" style:family="paragraph">
      <style:paragraph-properties fo:line-height="100.00%" fo:text-align="left"/>
    </style:style>
    <style:style style:name="P61" style:family="paragraph">
      <style:paragraph-properties fo:line-height="100.00%" fo:text-align="left" fo:margin-top="5.00pt"/>
    </style:style>
    <style:style style:name="P62" style:family="paragraph">
      <style:paragraph-properties fo:line-height="100.00%" fo:text-align="left"/>
    </style:style>
    <style:style style:name="P63" style:family="paragraph">
      <style:paragraph-properties fo:line-height="100.00%" fo:text-align="left" fo:margin-top="5.00pt"/>
    </style:style>
    <style:style style:name="P64" style:family="paragraph">
      <style:paragraph-properties fo:line-height="100.00%" fo:text-align="left"/>
    </style:style>
    <style:style style:name="TableColumn0100" style:family="table-column">
      <style:table-column-properties style:column-width="5.758333in"/>
    </style:style>
    <style:style style:name="TableColumn0101" style:family="table-column">
      <style:table-column-properties style:column-width="1.052083in"/>
    </style:style>
    <style:style style:name="Table01" style:family="table">
      <style:table-properties style:width="6.8104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5" style:family="table-row">
      <style:table-row-properties/>
    </style:style>
    <style:style style:name="TableCell0105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5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6" style:family="table-row">
      <style:table-row-properties/>
    </style:style>
    <style:style style:name="TableCell0106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6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7" style:family="table-row">
      <style:table-row-properties/>
    </style:style>
    <style:style style:name="TableCell0107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7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8" style:family="table-row">
      <style:table-row-properties/>
    </style:style>
    <style:style style:name="TableCell0108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8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9" style:family="table-row">
      <style:table-row-properties/>
    </style:style>
    <style:style style:name="TableCell0109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9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10" style:family="table-row">
      <style:table-row-properties/>
    </style:style>
    <style:style style:name="TableCell011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1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2">Programación</text:span></text:p>
      <text:p text:style-name="P1"><text:span text:style-name="T3"/></text:p>
      <text:p text:style-name="P1"><text:span text:style-name="T3"/></text:p>
      <text:p text:style-name="P1"><text:span text:style-name="T3"/></text:p>
      <text:p text:style-name="P1"><text:span text:style-name="T3"/></text:p>
      <text:p text:style-name="P1"><text:span text:style-name="T4">Informe Final</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I.E.S. San Vicente</text:span></text:p>
      <text:p text:style-name="P1"><text:span text:style-name="T6">San Vicente del Raspeig (Alicante)</text:span></text:p>
      <text:p text:style-name="P1"><text:span text:style-name="T6">2016/2017</text:span></text:p>
      <text:p text:style-name="P1"><text:span text:style-name="T7"/></text:p>
      <text:p text:style-name="P1"><text:span text:style-name="T7"/></text:p>
      <text:p text:style-name="P1"><text:span text:style-name="T8">Profesora:</text:span></text:p>
      <text:p text:style-name="P1"><text:span text:style-name="T8">Mari Chelo Rubio</text:span></text:p>
      <text:p text:style-name="P1"><text:span text:style-name="T9"/></text:p>
      <text:p text:style-name="P1"><text:span text:style-name="T10">Alumno:</text:span></text:p>
      <text:p text:style-name="P1"><text:span text:style-name="T10">Javier Dacasa omez</text:span></text:p>
      <text:p text:style-name="P2"><text:span text:style-name="T11"/></text:p>
      <text:p text:style-name="P2"><text:span text:style-name="T11"/></text:p>
      <text:p text:style-name="P2"><text:span text:style-name="T11"/></text:p>
      <text:p text:style-name="P2"><text:span text:style-name="T11"/></text:p>
      <text:p text:style-name="P3"><text:span text:style-name="T11"/></text:p>
      <text:p text:style-name="P3"><text:span text:style-name="T12">-=Nota: todos los textos incluidos aquí son sólo un ejemplo para mostrar como debe quedar el informe al final. Cada alumno deberá reemplazar los textos con los correspondientes a su proyecto.</text:span></text:p>
      <text:p text:style-name="P3"><text:span text:style-name="T13"/></text:p>
      <text:p text:style-name="P4"><text:span text:style-name="T14">1. Introducción</text:span></text:p>
      <text:p text:style-name="P5"><text:span text:style-name="T15">Nombre del proyecto</text:span></text:p>
      <text:p text:style-name="P6"><text:span text:style-name="T16">ProyectoRPG</text:span></text:p>
      <text:p text:style-name="P6"><text:span text:style-name="T17"/></text:p>
      <text:p text:style-name="P7"><text:span text:style-name="T18">Hecho por</text:span></text:p>
      <text:p text:style-name="P8"><text:span text:style-name="T19">XXX</text:span></text:p>
      <text:p text:style-name="P9"><text:span text:style-name="T20"/></text:p>
      <text:p text:style-name="P9"><text:span text:style-name="T21">Breve descripción del proyecto</text:span></text:p>
      <text:p text:style-name="P9"><text:span text:style-name="T22">Se trata de un simulador de batallas rpg basadas en tiradas de dados similares a D&amp;D.</text:span></text:p>
      <text:p text:style-name="P9"><text:span text:style-name="T22">El programa empezará dejándonos elegir entre crear un personaje y empezar una partida.</text:span></text:p>
      <text:p text:style-name="P9"><text:span text:style-name="T23"/></text:p>
      <text:p text:style-name="P9"><text:span text:style-name="T24">Al empezar la partida se generará un mapa y se colocaran enemigos según el nivel de dificultad.</text:span></text:p>
      <text:p text:style-name="P9"><text:span text:style-name="T25"/></text:p>
      <text:p text:style-name="P9"><text:span text:style-name="T26">El combate será por turnos permitiendo a cada entidad moverse y realizar una acción.</text:span></text:p>
      <text:p text:style-name="P9"><text:span text:style-name="T26">Los enemigos podrán atacar con su acción, mientras que el jugador podrá también usar una de sus habilidades.</text:span></text:p>
      <text:p text:style-name="P9"><text:span text:style-name="T27"/></text:p>
      <text:p text:style-name="P9"><text:span text:style-name="T28">Al acabar la partida si ha ganado el jugador se recogerá la experiencia de los monstruos y el personaje subirá de nivel.</text:span></text:p>
      <text:p text:style-name="P10"><text:span text:style-name="T29"/></text:p>
      <text:p text:style-name="P10"><text:span text:style-name="T30">2. Funcionalidad del proyecto</text:span></text:p>
      <text:p text:style-name="P10"><text:span text:style-name="T31">Al entrar al programa, aparecerá una pantalla de bienvenida donde el usuario podrá elegir entre:</text:span></text:p>
      <text:p text:style-name="P10"><text:span text:style-name="T32"/></text:p>
      <text:p text:style-name="P10"><text:span text:style-name="T33">•</text:span><text:span text:style-name="T34"><text:s/>Crear un nuevo personaje</text:span></text:p>
      <text:p text:style-name="P10"><text:span text:style-name="T35">•</text:span><text:span text:style-name="T36"><text:s/>Elegir personaje y jugar</text:span></text:p>
      <text:p text:style-name="P10"><text:span text:style-name="T37">•</text:span><text:span text:style-name="T38"><text:s/>Salir </text:span></text:p>
      <text:p text:style-name="P10"><text:span text:style-name="T39"/></text:p>
      <text:p text:style-name="P10"><text:span text:style-name="T40">Una vez seleccionada una dificultad se entrara en un mapa 2D constituido por casillas, dependiendo del mapa </text:span></text:p>
      <text:p text:style-name="P10"><text:span text:style-name="T40">Las imágenes de las piezas y del fondo se leerán de un fichero al principio del juego.</text:span></text:p>
      <text:p text:style-name="P10"><text:span text:style-name="T41"/></text:p>
      <text:p text:style-name="P10"><text:span text:style-name="T42">3. Prototipo de pantalla</text:span></text:p>
      <text:p text:style-name="P10"><text:span text:style-name="T43">La pantalla será así:</text:span></text:p>
      <text:p text:style-name="P11"><text:span text:style-name="T44"/></text:p>
      <text:p text:style-name="P12"><text:span text:style-name="T45">4.Análisis</text:span></text:p>
      <text:p text:style-name="P13"><text:span text:style-name="T46">4a. Requisitos</text:span></text:p>
      <table:table table:style-name="Table01">
        <table:table-column table:style-name="TableColumn0100"/>
        <table:table-column table:style-name="TableColumn0101"/>
        <table:table-row table:style-name="TableRow0100">
          <table:table-cell table:style-name="TableCell010000">
            <text:p text:style-name="P15"><text:span text:style-name="T48">Requisito</text:span><text:span text:style-name="T49"/></text:p>
          </table:table-cell>
          <table:table-cell table:style-name="TableCell010001">
            <text:p text:style-name="P15"><text:span text:style-name="T50">Fecha consecución</text:span><text:span text:style-name="T51"/></text:p>
          </table:table-cell>
        </table:table-row>
        <table:table-row table:style-name="TableRow0101">
          <table:table-cell table:style-name="TableCell010100">
            <text:p text:style-name="P17"><text:span text:style-name="T52">El programa permitirá acceder a una partida mostrando el mapa</text:span><text:span text:style-name="T53"/></text:p>
          </table:table-cell>
          <table:table-cell table:style-name="TableCell010101">
            <text:p text:style-name="P17"><text:span text:style-name="T53">17/05/2021</text:span></text:p>
          </table:table-cell>
        </table:table-row>
        <table:table-row table:style-name="TableRow0102">
          <table:table-cell table:style-name="TableCell010200">
            <text:p text:style-name="P19"><text:span text:style-name="T54">El programa permitirá mover al personaje por el mapa sin problemas(detectando colisiones)</text:span><text:span text:style-name="T55"/></text:p>
          </table:table-cell>
          <table:table-cell table:style-name="TableCell010201">
            <text:p text:style-name="P19"><text:span text:style-name="T55">18/05/2021</text:span></text:p>
          </table:table-cell>
        </table:table-row>
        <table:table-row table:style-name="TableRow0103">
          <table:table-cell table:style-name="TableCell010300">
            <text:p text:style-name="P21"><text:span text:style-name="T56">El programa creará a los enemigos y permitirá al jugador realizar ataques</text:span><text:span text:style-name="T57"/></text:p>
          </table:table-cell>
          <table:table-cell table:style-name="TableCell010301">
            <text:p text:style-name="P21"><text:span text:style-name="T57">19/05/2021</text:span></text:p>
          </table:table-cell>
        </table:table-row>
        <table:table-row table:style-name="TableRow0104">
          <table:table-cell table:style-name="TableCell010400">
            <text:p text:style-name="P23"><text:span text:style-name="T58">Lo enemigos se moverán y atacaran</text:span><text:span text:style-name="T59"/></text:p>
          </table:table-cell>
          <table:table-cell table:style-name="TableCell010401">
            <text:p text:style-name="P23"><text:span text:style-name="T59">-</text:span></text:p>
          </table:table-cell>
        </table:table-row>
        <table:table-row table:style-name="TableRow0105">
          <table:table-cell table:style-name="TableCell010500">
            <text:p text:style-name="P25"><text:span text:style-name="T59">Se mostrará un menú al abrir el juego y dejara seleccionar entre sus opciones</text:span></text:p>
          </table:table-cell>
          <table:table-cell table:style-name="TableCell010501">
            <text:p text:style-name="P25"><text:span text:style-name="T59">20/05/2021</text:span></text:p>
          </table:table-cell>
        </table:table-row>
        <table:table-row table:style-name="TableRow0106">
          <table:table-cell table:style-name="TableCell010600">
            <text:p text:style-name="P27"><text:span text:style-name="T59">Se podrá crear un personaje desde el menu y al empezar partida se elejirá personaje entre los ficheros</text:span></text:p>
          </table:table-cell>
          <table:table-cell table:style-name="TableCell010601">
            <text:p text:style-name="P27"><text:span text:style-name="T59">-</text:span></text:p>
          </table:table-cell>
        </table:table-row>
        <table:table-row table:style-name="TableRow0107">
          <table:table-cell table:style-name="TableCell010700">
            <text:p text:style-name="P29"><text:span text:style-name="T59">Al finalizar una partida se modificara la ficha del personaje subiendo de nivel si se puede</text:span></text:p>
          </table:table-cell>
          <table:table-cell table:style-name="TableCell010701">
            <text:p text:style-name="P29"><text:span text:style-name="T59">20/05/2021</text:span></text:p>
          </table:table-cell>
        </table:table-row>
        <table:table-row table:style-name="TableRow0108">
          <table:table-cell table:style-name="TableCell010800">
            <text:p text:style-name="P31"><text:span text:style-name="T59">Se reproduciran sonidos al realizar acciones</text:span></text:p>
          </table:table-cell>
          <table:table-cell table:style-name="TableCell010801">
            <text:p text:style-name="P31"><text:span text:style-name="T59">-</text:span></text:p>
          </table:table-cell>
        </table:table-row>
        <table:table-row table:style-name="TableRow0109">
          <table:table-cell table:style-name="TableCell010900">
            <text:p text:style-name="P33"><text:span text:style-name="T59">Se usaran idle animations y al realizar acciones</text:span></text:p>
          </table:table-cell>
          <table:table-cell table:style-name="TableCell010901">
            <text:p text:style-name="P33"><text:span text:style-name="T59">-</text:span></text:p>
          </table:table-cell>
        </table:table-row>
        <table:table-row table:style-name="TableRow0110">
          <table:table-cell table:style-name="TableCell011000">
            <text:p text:style-name="P35"><text:span text:style-name="T59">Se implementaran las habilidades</text:span></text:p>
          </table:table-cell>
          <table:table-cell table:style-name="TableCell011001">
            <text:p text:style-name="P35"><text:span text:style-name="T59">-</text:span></text:p>
          </table:table-cell>
        </table:table-row>
      </table:table>
      <text:p text:style-name="P37"><text:span text:style-name="T59"/></text:p>
      <text:p text:style-name="P37"><text:span text:style-name="T59"/></text:p>
      <text:p text:style-name="P38"><text:span text:style-name="T60">4b. Pseudocódigo básico</text:span></text:p>
      <text:p text:style-name="P39"><text:span text:style-name="T61"/></text:p>
      <text:p text:style-name="P39"><text:span text:style-name="T62">Cuerpo del programa:</text:span></text:p>
      <text:p text:style-name="P40"><text:span text:style-name="T62">Enseña menú de inicio</text:span></text:p>
      <text:p text:style-name="P40"><text:span text:style-name="T62">Espera a que el usuario presione una tecla</text:span></text:p>
      <text:p text:style-name="P40"><text:span text:style-name="T62"/></text:p>
      <text:p text:style-name="P40"><text:span text:style-name="T62">/////</text:span></text:p>
      <text:p text:style-name="P40"><text:span text:style-name="T62">si tecla = arriba/abajo, se mueve entre opciones</text:span></text:p>
      <text:p text:style-name="P40"><text:span text:style-name="T62">si tecla = enter, selecciona opcion actual</text:span></text:p>
      <text:p text:style-name="P40"><text:span text:style-name="T63"/></text:p>
      <text:p text:style-name="P41"><text:span text:style-name="T64">Creación de personaje:</text:span></text:p>
      <text:p text:style-name="P41"><text:span text:style-name="T64"><text:tab/>Se abrirá la pantalla de creación de personaje</text:span></text:p>
      <text:p text:style-name="P41"><text:span text:style-name="T64"><text:tab/>Pedirá introducir el nombre </text:span></text:p>
      <text:p text:style-name="P41"><text:span text:style-name="T64"><text:tab/>Pedirá seleccionar una clase</text:span></text:p>
      <text:p text:style-name="P41"><text:span text:style-name="T64"><text:tab/>Guarda el archivo</text:span></text:p>
      <text:p text:style-name="P41"><text:span text:style-name="T64"><text:tab/>Vuelve al menú de inicio</text:span></text:p>
      <text:p text:style-name="P42"><text:span text:style-name="T65"/></text:p>
      <text:p text:style-name="P43"><text:span text:style-name="T66">Partida :</text:span></text:p>
      <text:p text:style-name="P43"><text:span text:style-name="T66"><text:tab/>Selecciona un mapa aleatorio</text:span></text:p>
      <text:p text:style-name="P43"><text:span text:style-name="T66"><text:tab/>Coloca los enemigos y al jugador</text:span></text:p>
      <text:p text:style-name="P43"><text:span text:style-name="T66"><text:tab/>Por cada entidad “tira iniciativa”</text:span></text:p>
      <text:p text:style-name="P43"><text:span text:style-name="T66"><text:tab/>Empieza los turnos hasta que muera el jugador o todos los enemigos</text:span></text:p>
      <text:p text:style-name="P43"><text:span text:style-name="T66"><text:tab/>Una vez se acaba sumará la experiencia si el jugador tuvo éxito </text:span></text:p>
      <text:p text:style-name="P43"><text:span text:style-name="T66"><text:tab/>Preguntará si quiere salir o volver al menú de inicio</text:span></text:p>
      <text:p text:style-name="P43"><text:span text:style-name="T67"/></text:p>
      <text:p text:style-name="P43"><text:span text:style-name="T68">Turno enemigo:</text:span></text:p>
      <text:p text:style-name="P43"><text:span text:style-name="T68"><text:tab/>Si no tiene al personaje a rango se acercará</text:span></text:p>
      <text:p text:style-name="P43"><text:span text:style-name="T68"><text:tab/>Si esta a rango atacará</text:span></text:p>
      <text:p text:style-name="P43"><text:span text:style-name="T68"><text:tab/>Acabara turno</text:span></text:p>
      <text:p text:style-name="P43"><text:span text:style-name="T69"/></text:p>
      <text:p text:style-name="P43"><text:span text:style-name="T70">selección de direcion:</text:span></text:p>
      <text:p text:style-name="P43"><text:span text:style-name="T70"><text:tab/>si la tecla = w o flecha arriba, </text:span></text:p>
      <text:p text:style-name="P43"><text:span text:style-name="T70"><text:tab/>si la tecla = s o flecha abajo,</text:span></text:p>
      <text:p text:style-name="P43"><text:span text:style-name="T70"><text:tab/>si la tecla = a o flecha izquerda, </text:span></text:p>
      <text:p text:style-name="P43"><text:span text:style-name="T70"><text:tab/>si la tecla = d o flecha derecha, </text:span></text:p>
      <text:p text:style-name="P43"><text:span text:style-name="T71"/></text:p>
      <text:p text:style-name="P43"><text:span text:style-name="T72">Turno personaje:</text:span></text:p>
      <text:p text:style-name="P43"><text:span text:style-name="T72"><text:tab/>Esperará a que se pulse una tecla</text:span></text:p>
      <text:p text:style-name="P43"><text:span text:style-name="T72"><text:tab/>si la tecla = alguna de selección de direcciones, se intentara mover</text:span></text:p>
      <text:p text:style-name="P43"><text:span text:style-name="T72"><text:tab/>si la tecla = e , si tiene acción disponible iniciará un ataque</text:span></text:p>
      <text:p text:style-name="P43"><text:span text:style-name="T72"><text:tab/>si la tecla = q, si tiene acción disponible iniciará una habilidad</text:span></text:p>
      <text:p text:style-name="P43"><text:span text:style-name="T72"><text:tab/>si tecla = espacio, acabará turno</text:span></text:p>
      <text:p text:style-name="P43"><text:span text:style-name="T73"/></text:p>
      <text:p text:style-name="P43"><text:span text:style-name="T73"/></text:p>
      <text:p text:style-name="P43"><text:span text:style-name="T73"/></text:p>
      <text:p text:style-name="P43"><text:span text:style-name="T73"/></text:p>
      <text:p text:style-name="P43"><text:span text:style-name="T73"/></text:p>
      <text:p text:style-name="P43"><text:span text:style-name="T73"/></text:p>
      <text:p text:style-name="P43"><text:span text:style-name="T73"/></text:p>
      <text:p text:style-name="P43"><text:span text:style-name="T73"/></text:p>
      <text:p text:style-name="P43"><text:span text:style-name="T74">Ataque:</text:span></text:p>
      <text:p text:style-name="P43"><text:span text:style-name="T74"><text:tab/>mostrará las casillas que alcanza</text:span></text:p>
      <text:p text:style-name="P43"><text:span text:style-name="T74"><text:tab/>Esperará a que se pulse una tecla </text:span></text:p>
      <text:p text:style-name="P43"><text:span text:style-name="T74"><text:tab/>si tecla = selección de dirección, moverá el cursor</text:span></text:p>
      <text:p text:style-name="P43"><text:span text:style-name="T74"><text:tab/>si tecla = enter, </text:span></text:p>
      <text:p text:style-name="P43"><text:span text:style-name="T74"><text:tab/><text:tab/>si hay un enemigo y esta dentro del alcance realizará un <text:tab/><text:tab/><text:tab/>ataque, al realizar el ataque gastará la acción y volverá al <text:tab/><text:tab/><text:tab/>turno del personaje</text:span></text:p>
      <text:p text:style-name="P43"><text:span text:style-name="T74"><text:tab/><text:tab/>si no, muestra un mensaje “no puede realizar acción”</text:span></text:p>
      <text:p text:style-name="P43"><text:span text:style-name="T74"><text:tab/>si tecla = escape, volverá al turno de personaje</text:span></text:p>
      <text:p text:style-name="P43"><text:span text:style-name="T75"/></text:p>
      <text:p text:style-name="P43"><text:span text:style-name="T76">Selección Habilidad:</text:span></text:p>
      <text:p text:style-name="P43"><text:span text:style-name="T76"><text:tab/>Esperará a que se pulse una tecla </text:span></text:p>
      <text:p text:style-name="P43"><text:span text:style-name="T76"><text:tab/>si tecla = 1-3, iniciará habilidad designada (sera igual a un ataque sin necesidad <text:tab/><text:tab/>de seleccionar un enemigo)</text:span></text:p>
      <text:p text:style-name="P43"><text:span text:style-name="T76"><text:tab/>si tecla = escape, volverá al turno de personaje</text:span></text:p>
      <text:p text:style-name="P43"><text:span text:style-name="T77"/></text:p>
      <text:p text:style-name="P44"><text:span text:style-name="T78">4c. Diagrama de clases</text:span></text:p>
      <text:p text:style-name="P45"><text:span text:style-name="T79">(…)</text:span></text:p>
      <text:p text:style-name="P45"><text:span text:style-name="T80"/></text:p>
      <text:p text:style-name="P45"><text:span text:style-name="T80"/></text:p>
      <text:p text:style-name="P45"><text:span text:style-name="T81">5. Planing inicial y entregas previstas</text:span></text:p>
      <text:p text:style-name="P46"><text:span text:style-name="T82">5a. Entregas previstas</text:span></text:p>
      <text:list text:style-name="L47">
        <text:list-item>
          <text:p text:style-name="P47"><text:span text:style-name="T83">Version 1: Bucle principal, en modo consola. Todavía no jugable</text:span></text:p>
        </text:list-item>
        <text:list-item>
          <text:p text:style-name="P47"><text:span text:style-name="T83">Versión 2: Juego de 2 jugadores en modo consola (turnos, pero el ganador no se verifica aún) Pantalla de bienvenida</text:span></text:p>
        </text:list-item>
      </text:list>
      <text:p text:style-name="P48"><text:span text:style-name="T84"/></text:p>
      <text:p text:style-name="P48"><text:span text:style-name="T85">(…)<text:s text:c="2"/>Nota: Debes planear 32 entregas. Cada una correspondiente a 1 hora de trabajo en clase.</text:span></text:p>
      <text:p text:style-name="P48"><text:span text:style-name="T86"/></text:p>
      <text:p text:style-name="P48"><text:span text:style-name="T86"/></text:p>
      <text:p text:style-name="P49"><text:span text:style-name="T87">5b. Entregas reales</text:span></text:p>
      <text:list text:style-name="L50">
        <text:list-item>
          <text:p text:style-name="P50"><text:span text:style-name="T88">Versión 1 (10 Mayo):<text:s/></text:span><text:span text:style-name="T89">Según lo esperado: Bucle principal en modo consola. Todavía no jugable (...) </text:span></text:p>
        </text:list-item>
      </text:list>
      <text:p text:style-name="P51"><text:span text:style-name="T90"/></text:p>
      <text:p text:style-name="P51"><text:span text:style-name="T90"/></text:p>
      <text:p text:style-name="P51"><text:span text:style-name="T91">6. Formato de los ficheros</text:span></text:p>
      <text:p text:style-name="P52"><text:span text:style-name="T92">6a. Formato de ficheros de texto</text:span></text:p>
      <text:p text:style-name="P53"><text:span text:style-name="T93">Los personajes jugables se guardaran en archivos<text:s/></text:span><text:span text:style-name="T94">Char</text:span><text:span text:style-name="T95">Nombredelpj</text:span><text:span text:style-name="T96">.txt:</text:span></text:p>
      <text:p text:style-name="P54"><text:span text:style-name="T96">Nombre:PJ</text:span></text:p>
      <text:p text:style-name="P54"><text:span text:style-name="T96">PuntosVida:10</text:span></text:p>
      <text:p text:style-name="P54"><text:span text:style-name="T96">Movimiento:5</text:span></text:p>
      <text:p text:style-name="P54"><text:span text:style-name="T96">ClaseArmadura:1</text:span></text:p>
      <text:p text:style-name="P54"><text:span text:style-name="T96">AlcanceAtaque:5</text:span></text:p>
      <text:p text:style-name="P54"><text:span text:style-name="T96">DadoGolpe:10</text:span></text:p>
      <text:p text:style-name="P54"><text:span text:style-name="T96">DadoDamage:1</text:span></text:p>
      <text:p text:style-name="P54"><text:span text:style-name="T96">Nivel:1</text:span></text:p>
      <text:p text:style-name="P54"><text:span text:style-name="T96">ExperienciaAcumulada:0</text:span></text:p>
      <text:p text:style-name="P54"><text:span text:style-name="T96"/></text:p>
      <text:p text:style-name="P54"><text:span text:style-name="T96">Los enemigos se guardaran en archivos<text:s/></text:span><text:span text:style-name="T97">nombredelenemigo</text:span><text:span text:style-name="T98">.txt:</text:span></text:p>
      <text:p text:style-name="P54"><text:span text:style-name="T98">Nombre:PJ</text:span></text:p>
      <text:p text:style-name="P54"><text:span text:style-name="T98">PuntosVida:10</text:span></text:p>
      <text:p text:style-name="P54"><text:span text:style-name="T98">Movimiento:5</text:span></text:p>
      <text:p text:style-name="P54"><text:span text:style-name="T98">ClaseArmadura:1</text:span></text:p>
      <text:p text:style-name="P54"><text:span text:style-name="T98">AlcanceAtaque:5</text:span></text:p>
      <text:p text:style-name="P54"><text:span text:style-name="T98">DadoGolpe:10</text:span></text:p>
      <text:p text:style-name="P54"><text:span text:style-name="T98">DadoDamage:1</text:span></text:p>
      <text:p text:style-name="P54"><text:span text:style-name="T98">Experiencia:10</text:span></text:p>
      <text:p text:style-name="P54"><text:span text:style-name="T98"/></text:p>
      <text:p text:style-name="P54"><text:span text:style-name="T98">Los mapas see guardaran en archivos mapa_</text:span><text:span text:style-name="T99">numerodemapa</text:span><text:span text:style-name="T100">.txt:</text:span></text:p>
      <text:p text:style-name="P54"><text:span text:style-name="T101">"XXXXXXXXXXXXXXXXXXXXXXXXXXXXXXXX"</text:span></text:p>
      <text:p text:style-name="P54"><text:span text:style-name="T101">"X<text:s text:c="16"/>X<text:s text:c="13"/>X"</text:span></text:p>
      <text:p text:style-name="P54"><text:span text:style-name="T101">"X<text:s text:c="2"/>P<text:s text:c="13"/>X<text:s text:c="7"/>B<text:s text:c="5"/>X"</text:span></text:p>
      <text:p text:style-name="P54"><text:span text:style-name="T101">"X<text:s text:c="30"/>X"</text:span></text:p>
      <text:p text:style-name="P54"><text:span text:style-name="T101">"X<text:s text:c="11"/>S<text:s text:c="18"/>X"</text:span></text:p>
      <text:p text:style-name="P54"><text:span text:style-name="T101">"XXXXXX<text:s text:c="25"/>X"</text:span></text:p>
      <text:p text:style-name="P54"><text:span text:style-name="T101">"X<text:s text:c="16"/>X<text:s text:c="13"/>X"</text:span></text:p>
      <text:p text:style-name="P54"><text:span text:style-name="T101">"X<text:s text:c="16"/>X<text:s text:c="13"/>X"</text:span></text:p>
      <text:p text:style-name="P54"><text:span text:style-name="T101">"X<text:s text:c="6"/>XXXXXXXXXXXXXXXXX<text:s text:c="7"/>X"</text:span></text:p>
      <text:p text:style-name="P54"><text:span text:style-name="T101">"X<text:s text:c="16"/>X<text:s text:c="13"/>X"</text:span></text:p>
      <text:p text:style-name="P54"><text:span text:style-name="T101">"X<text:s text:c="16"/>X<text:s text:c="13"/>X"</text:span></text:p>
      <text:p text:style-name="P54"><text:span text:style-name="T101">"X<text:s text:c="16"/>X<text:s text:c="8"/>A<text:s text:c="4"/>X"</text:span></text:p>
      <text:p text:style-name="P54"><text:span text:style-name="T101">"X<text:s text:c="30"/>X"</text:span></text:p>
      <text:p text:style-name="P54"><text:span text:style-name="T101">"X<text:s text:c="12"/>SXXXXXXXXXXXXXXXXXX"</text:span></text:p>
      <text:p text:style-name="P54"><text:span text:style-name="T101">"X<text:s text:c="6"/>X<text:s text:c="19"/>B<text:s text:c="3"/>X"</text:span></text:p>
      <text:p text:style-name="P54"><text:span text:style-name="T101">"XXXXXXXXXXXXXXXXXXXXXXXXXXXXXXXX"</text:span></text:p>
      <text:p text:style-name="P54"><text:span text:style-name="T101">"XXXXXXXXXXXXXXXXXXXXXXXXXXXXXXXX"</text:span></text:p>
      <text:p text:style-name="P54"><text:span text:style-name="T101">"XXXXXXXXXXXXXXXXXXXXXXXXXXXXXXXX"</text:span></text:p>
      <text:p text:style-name="P54"><text:span text:style-name="T102"/></text:p>
      <text:p text:style-name="P54"><text:span text:style-name="T103">6b. Diagrama de entidad relación (si fuera necesario)</text:span></text:p>
      <text:p text:style-name="P55"><text:span text:style-name="T104">(…)</text:span></text:p>
      <text:p text:style-name="P55"><text:span text:style-name="T105"/></text:p>
      <text:p text:style-name="P56"><text:span text:style-name="T106">7. Problemas encontrados y soluciones</text:span></text:p>
      <text:p text:style-name="P57"><text:span text:style-name="T107">Yo prefería no usar la librería SDL directamente, ya que la encuentro dificil de aprender, por eso he usado las clases “Hardware”, “GraphicsElement” y “Font” que ya había usado previamente</text:span></text:p>
      <text:p text:style-name="P57"><text:span text:style-name="T107">Aunque en el nivel 3 (difícil) verifico los siguientes 3 movimientos, a veces el ordenador hace movimientos extraños, pero siempre en la primera columna, no he encontrado el problema pero creo que puede estar en este trozo de código en el que chequeo cada columna con la anterior: (...)</text:span></text:p>
      <text:p text:style-name="P57"><text:span text:style-name="T107">También ocurre que si pruebo el juego en otro equipo que no tiene el .Net Framework instalado el programa se cierra sin ningún error ni aviso (...)</text:span></text:p>
      <text:p text:style-name="P57"><text:span text:style-name="T108">(…)</text:span></text:p>
      <text:p text:style-name="P57"><text:span text:style-name="T109"/></text:p>
      <text:p text:style-name="P58"><text:span text:style-name="T110">8.Mejoras o restricciones del diseño de inicio</text:span></text:p>
      <text:p text:style-name="P59"><text:span text:style-name="T111">He tenido suficiente tiempo para incluir el efecto de animación a las piezas que caen (...)</text:span></text:p>
      <text:p text:style-name="P59"><text:span text:style-name="T111">No he sido capaz de implementar (…) porque (...)</text:span></text:p>
      <text:p text:style-name="P59"><text:span text:style-name="T112"/></text:p>
      <text:p text:style-name="P60"><text:span text:style-name="T113">9. Capturas de pantalla del proyecto final</text:span></text:p>
      <text:p text:style-name="P61"><text:span text:style-name="T114">(…)</text:span></text:p>
      <text:p text:style-name="P61"><text:span text:style-name="T115"/></text:p>
      <text:p text:style-name="P62"><text:span text:style-name="T116">10.Código fuente del proyecto final</text:span></text:p>
      <text:p text:style-name="P63"><text:span text:style-name="T117">(…)</text:span></text:p>
      <text:p text:style-name="P63"><text:span text:style-name="T118"/></text:p>
      <text:p text:style-name="P63"><text:span text:style-name="T118"/></text:p>
      <text:p text:style-name="P63"><text:span text:style-name="T118"/></text:p>
      <text:p text:style-name="P64"><text:span text:style-name="T1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